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2"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4"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6" style:family="paragraph" style:parent-style-name="Standard">
      <style:paragraph-properties fo:margin-top="0in" fo:margin-bottom="0in" fo:line-height="100%"/>
      <style:text-properties fo:color="#000000" fo:font-size="10.5pt" fo:font-weight="normal" style:font-size-asian="10.5pt" style:font-weight-asian="normal" style:font-size-complex="10.5pt" style:font-weight-complex="normal"/>
    </style:style>
    <style:style style:name="P7"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8" style:family="paragraph" style:parent-style-name="No_20_Spacing">
      <style:paragraph-properties fo:margin-left="0in" fo:margin-right="0in" fo:text-indent="0in" style:auto-text-indent="false"/>
    </style:style>
    <style:style style:name="P9"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10"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11" style:family="paragraph" style:parent-style-name="_5b_Normal_5d_">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12" style:family="paragraph" style:parent-style-name="_5b_Normal_5d_">
      <style:paragraph-properties fo:margin-top="0in" fo:margin-bottom="0in" fo:line-height="100%"/>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style:font-name-complex="Times New Roman1"/>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6" style:family="text">
      <style:text-properties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7" style:family="text">
      <style:text-properties style:font-name="Georgia" fo:font-size="10.5pt" fo:font-weight="bold" style:font-size-asian="10.5pt" style:font-weight-asian="bold" style:font-name-complex="Times New Roman1" style:font-size-complex="10.5pt"/>
    </style:style>
    <style:style style:name="T8" style:family="text">
      <style:text-properties style:font-name="Georgia" fo:font-size="10.5pt" style:font-size-asian="10.5pt" style:font-name-complex="Times New Roman1" style:font-size-complex="10.5pt"/>
    </style:style>
    <style:style style:name="T9" style:family="text">
      <style:text-properties style:font-name="Georgia" fo:language="en" fo:country="US" style:font-name-asian="Georgia" style:language-asian="none" style:country-asian="none" style:font-name-complex="Georgia" style:language-complex="none" style:country-complex="none"/>
    </style:style>
    <style:style style:name="T10" style:family="text">
      <style:text-properties fo:language="none" fo:country="none" style:font-name-asian="Georgia" style:language-asian="none" style:country-asian="none" style:font-name-complex="Georgia" style:language-complex="none" style:country-complex="none"/>
    </style:style>
    <style:style style:name="T11" style:family="text">
      <style:text-properties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2"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3" style:family="text">
      <style:text-properties fo:language="none" fo:country="none" fo:font-style="normal" style:font-name-asian="Georgia" style:language-asian="none" style:country-asian="none" style:font-style-asian="normal" style:font-name-complex="Georgia" style:language-complex="none" style:country-complex="none" style:font-style-complex="normal"/>
    </style:style>
    <style:style style:name="T14" style:family="text">
      <style:text-properties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15"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6"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7" style:family="text">
      <style:text-properties fo:color="#000000" fo:language="none" fo:country="none" style:font-name-asian="Georgia" style:language-asian="none" style:country-asian="none" style:font-name-complex="Georgia" style:language-complex="none" style:country-complex="none"/>
    </style:style>
    <style:style style:name="T18" style:family="text">
      <style:text-properties fo:color="#000000" fo:language="none" fo:country="none" fo:font-style="italic" style:font-name-asian="Georgia" style:language-asian="none" style:country-asian="none" style:font-style-asian="italic" style:font-name-complex="Georgia" style:language-complex="none" style:country-complex="none"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on't be a Brat</text:p>
      <text:p text:style-name="P8"><text:span text:style-name="T7">Read:</text:span><text:span text:style-name="T8"> II Kings 2:19-24</text:span></text:p>
      <text:p text:style-name="P9"/>
      <text:p text:style-name="P1"><text:span text:style-name="T1">Text:</text:span><text:span text:style-name="T3"> </text:span><text:span text:style-name="T17">Isaiah 7:13 And he said, Hear ye now, O house of David; </text:span><text:span text:style-name="T18">Is it</text:span><text:span text:style-name="T17"> a small thing for you to weary men, but will ye weary my God also?</text:span></text:p>
      <text:p text:style-name="P2"/>
      <text:h text:style-name="P1" text:outline-level="3"><text:span text:style-name="T1">Introduction:</text:span><text:span text:style-name="T3"> Recently we have been subjected to the voices of several teen age kids who were present in school, during a shooting in Florida. While the concerns of these kids deserve a voice; it is hard to get past the arrogance and harsh tone of voice to hear and address their concerns. We hear them blame an organization that had nothing, at all, to do with the horrific event. We hear them publicly dress down a sitting senator who had nothing to do with the event either and we listen to the crowd around them cheer this disrespect. They come off as brats instead of victims.</text:span></text:h>
      <text:h text:style-name="P4" text:outline-level="3"><text:span text:style-name="T3"><text:s text:c="2"/>We just read about Elisha. He had been used by God to provide water for an entire city and the children of that city followed him out of the city; mocking and taunting him. In King James vernacular they were brats. I want to talk about spiritual brats today.</text:span></text:h>
      <text:h text:style-name="P4" text:outline-level="3"><text:span text:style-name="T3"/></text:h>
      <text:p text:style-name="P6"><text:span text:style-name="T5">I.</text:span><text:span text:style-name="T4"> Spiritual brats use </text:span><text:span text:style-name="T5">Insolent Words</text:span><text:span text:style-name="T4">. Malachi 2:17 “Ye have wearied the LORD with your words. Yet ye say, Wherein have we wearied </text:span><text:span text:style-name="T6">him?</text:span><text:span text:style-name="T4"> When ye say, Every one that doeth evil </text:span><text:span text:style-name="T6">is</text:span><text:span text:style-name="T4"> good in the sight of the LORD, and he delighteth in them; or, Where </text:span><text:span text:style-name="T6">is</text:span><text:span text:style-name="T4"> the God of judgment?” </text:span></text:p>
      <text:p text:style-name="P6"><text:span text:style-name="T4"><text:s text:c="2"/>Have you ever heard or said: “It's not just what you said but how you said it?” Insolence is displayed by both what we say and how we say it. When we disagree with God or distort what He says we are insolent. When we use the scriptures out of context or distort their meaning then we are insolent. When we justify evil or demonize right we are insolent.</text:span></text:p>
      <text:p text:style-name="P10"><text:span text:style-name="T4">Murmuring, discontent, argumentative, complaining, back talking...God takes all of these seriously.</text:span></text:p>
      <text:p text:style-name="P10"><text:span text:style-name="T4"/></text:p>
      <text:p text:style-name="P10"><text:span text:style-name="T5">II.</text:span><text:span text:style-name="T4"> Spiritual brats practice </text:span><text:span text:style-name="T5">Insincere Worship</text:span><text:span text:style-name="T4">. Matthew 15:8 “This people draweth nigh unto me with their mouth, and honoureth me with </text:span><text:span text:style-name="T6">their</text:span><text:span text:style-name="T4"> lips; but their heart is far from me.” Recently Sally and I had a young man in our living room that asked us to forgive him for influencing our son to use tobacco. He was gracious and </text:span><text:span text:style-name="T9">solemn.</text:span><text:span text:style-name="T4"> Within <text:s/>30 minutes he was sharing a vape with him right in the next room. His words seemed right but his heart was not in line with his words. Many times a saint will raise his or her hands in worship and tell God that He is in first place in their heart and life only to walk out of the worship service and ignore God completely. Our worship should bring glory to God and not attention to ourselves.</text:span></text:p>
      <text:p text:style-name="P11"><text:span text:style-name="T10"/></text:p>
      <text:p text:style-name="P11"><text:span text:style-name="T12">III.</text:span><text:span text:style-name="T10"> Spiritual brats are guilty of </text:span><text:span text:style-name="T12">Inattentive Wandering</text:span><text:span text:style-name="T10">. Psalm 119:10 “With my whole heart have I sought thee: O let me not wander from thy commandments.” It is easy to become distracted and wander down the wrong path. A boy was chasing a ball thru a field when he saw a rabbit sitting there and decide to grab it. When it darted away the chase was on and soon he was hopelessly lost in the woods. It took two days before searchers found him. He wasn't trying to get lost...he was not paying attention to his surroundings. His focus was on the rabbit. Satan has tossed a few rabbits in my path...how about you? </text:span></text:p>
      <text:p text:style-name="P12"><text:span text:style-name="T16"><text:s text:c="2"/></text:span><text:span text:style-name="T15">James 1:14 “But every man is tempted, when he is drawn away of his own lust, and enticed.” No one is immune to wandering.</text:span></text:p>
      <text:p text:style-name="P11"><text:span text:style-name="T10"/></text:p>
      <text:p text:style-name="P11"><text:span text:style-name="T12">IV.</text:span><text:span text:style-name="T10"> Spiritual brats fall into </text:span><text:span text:style-name="T12">Inexcusable Worldliness</text:span><text:span text:style-name="T10">. Romans 12:2 “...be not conformed to this world: but be ye transformed by the renewing of your mind, that ye may prove what </text:span><text:span text:style-name="T11">is</text:span><text:span text:style-name="T10"> that good, and acceptable, and perfect, will of God.” In America we have experienced more prosperity and freedom than most of the world. One result of that is that our think-ing may be formed by our environment rather than by the Word of God. We can justify luxuries and behaviors that are unavailable to believers in other places. Paul's warning involves a deliberate choice to renew a mind that may be worldly.</text:span></text:p>
      <text:p text:style-name="P11"><text:span text:style-name="T10"/></text:p>
      <text:p text:style-name="P11"><text:span text:style-name="T12">V.</text:span><text:span text:style-name="T10"> Spiritual brats can get involved in </text:span><text:span text:style-name="T12">Indefensible Wickedness</text:span><text:span text:style-name="T10">. Isaiah 43:24 “...thou hast wearied me with thine iniquities.” How does a saint get in this position? How does sin get such a hold that God would become tired of their iniquities? It's a creeping thing. It starts one sin at a time. (show the penny jar and explain how it was filled). In Proverbs 24:30 Solomon says” I went by the field of the slothful, and by the vineyard of the man void of understanding;” He describes what he saw as grown over with thorns and the wall is broken down. How did this happen? 3 verses later he says: </text:span><text:span text:style-name="T13">“Yet</text:span><text:span text:style-name="T10"> a little sleep, a little slumber, a little folding of the hands to sleep:” It doesn't take anything more than inattention to bring wickedness into our lives.</text:span></text:p>
      <text:p text:style-name="P5"/>
      <text:p text:style-name="P5"><text:span text:style-name="T2">Conclude:</text:span> Don't be a spiritual brat! David tells us in <text:span text:style-name="T10">Psalm 85:8 “I will hear what God the LORD will speak: for he will speak peace unto his people, and to his saints: </text:span><text:span text:style-name="T14">but let them not turn again to folly</text:span><text:span text:style-name="T10">.”</text:span></text:p>
      <text:p text:style-name="P5"><text:span text:style-name="T10"><text:s text:c="2"/>Becoming spiritually mature takes time. When we place our focus correctly on our Heavenly Father we can be transformed from Brathood to Godliness.</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4</meta:editing-cycles>
    <meta:creation-date>2014-03-28T17:34:00</meta:creation-date>
    <dc:date>2018-04-28T16:45:52.04</dc:date>
    <meta:editing-duration>PT3H50M28S</meta:editing-duration>
    <meta:generator>OpenOffice/4.1.3$Win32 OpenOffice.org_project/413m1$Build-9783</meta:generator>
    <meta:document-statistic meta:table-count="0" meta:image-count="0" meta:object-count="0" meta:page-count="1" meta:paragraph-count="15" meta:word-count="907" meta:character-count="491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